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e20" officeooo:paragraph-rsid="0005ee20"/>
    </style:style>
    <style:style style:name="P2" style:family="paragraph" style:parent-style-name="Standard">
      <style:text-properties officeooo:rsid="0005fb39" officeooo:paragraph-rsid="0005fb39"/>
    </style:style>
    <style:style style:name="P3" style:family="paragraph"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696969"/>
      <style:paragraph-properties fo:text-align="center"/>
    </style:style>
    <style:style style:name="P6" style:family="paragraph">
      <loext:graphic-properties draw:fill-color="#ff8c00"/>
      <style:paragraph-properties fo:text-align="center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style:text-properties style:font-name="F" fo:font-size="12pt"/>
    </style:style>
    <style:style style:name="P9" style:family="paragraph">
      <loext:graphic-properties draw:fill="none" draw:fill-color="#ffffff"/>
      <style:text-properties style:font-name="F" fo:font-size="12pt"/>
    </style:style>
    <style:style style:name="P10" style:family="paragraph">
      <loext:graphic-properties draw:fill-color="#ffa500"/>
      <style:paragraph-properties fo:text-align="center"/>
    </style:style>
    <style:style style:name="P11" style:family="paragraph">
      <loext:graphic-properties draw:fill-color="#00fa9a"/>
      <style:paragraph-properties fo:text-align="center"/>
    </style:style>
    <style:style style:name="P12" style:family="paragraph">
      <loext:graphic-properties draw:fill-color="#ffa500"/>
      <style:paragraph-properties fo:text-align="center"/>
      <style:text-properties fo:font-size="12pt"/>
    </style:style>
    <style:style style:name="P13" style:family="paragraph">
      <loext:graphic-properties draw:fill-color="#da70d6"/>
      <style:paragraph-properties fo:text-align="center"/>
    </style:style>
    <style:style style:name="T1" style:family="text">
      <style:text-properties fo:font-size="5.40000009536743pt" style:font-size-asian="4.40000009536743pt" style:font-size-complex="5.40000009536743pt"/>
    </style:style>
    <style:style style:name="T2" style:family="text">
      <style:text-properties style:font-name="F"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style:font-name="F" fo:font-size="12pt" style:font-size-asian="4.40000009536743pt" style:font-size-complex="5.40000009536743pt"/>
    </style:style>
    <style:style style:name="T6" style:family="text">
      <style:text-properties style:font-name="F" fo:font-size="5.40000009536743pt" style:font-size-asian="4.40000009536743pt" style:font-size-complex="5.40000009536743pt"/>
    </style:style>
    <style:style style:name="T7" style:family="text">
      <style:text-properties fo:font-size="5.5pt" style:font-size-asian="5.5pt" style:font-size-complex="5.5pt"/>
    </style:style>
    <style:style style:name="gr1" style:family="graphic">
      <style:graphic-properties draw:fill-color="#c0c0c0" draw:textarea-horizontal-align="justify" draw:textarea-vertical-align="middle" draw:auto-grow-height="false" fo:min-height="0.589in" fo:min-width="0.6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draw:marker-start-width="0.139in" draw:marker-end-width="0.139in" draw:fill-color="#696969" draw:textarea-horizontal-align="justify" draw:textarea-vertical-align="middle" draw:auto-grow-height="false" fo:min-height="0.2327in" fo:min-width="0.6819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696969" draw:textarea-horizontal-align="justify" draw:textarea-vertical-align="middle" draw:auto-grow-height="false" fo:min-height="0.2327in" fo:min-width="0.6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8c00" draw:textarea-horizontal-align="justify" draw:textarea-vertical-align="middle" draw:auto-grow-height="false" fo:min-height="2.039in" fo:min-width="1.1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f0000" draw:marker-start-width="0.1689in" draw:marker-end="Arrowheads_20_1" draw:marker-end-width="0.1689in" draw:fill="none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646in" fo:min-width="1.1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a500" draw:textarea-horizontal-align="justify" draw:textarea-vertical-align="middle" draw:auto-grow-height="false" fo:min-height="2.0756in" fo:min-width="0.6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00fa9a" draw:textarea-horizontal-align="justify" draw:textarea-vertical-align="middle" draw:auto-grow-height="false" fo:min-height="0.4256in" fo:min-width="1.1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a500" draw:textarea-horizontal-align="justify" draw:textarea-vertical-align="middle" draw:auto-grow-height="false" fo:min-height="0.1571in" fo:min-width="1.1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8c00" draw:textarea-horizontal-align="justify" draw:textarea-vertical-align="middle" draw:auto-grow-height="false" fo:min-height="2.0744in" fo:min-width="0.7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da70d6" draw:textarea-horizontal-align="justify" draw:textarea-vertical-align="middle" draw:auto-grow-height="false" fo:min-height="0.3646in" fo:min-width="0.60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custom-shape text:anchor-type="paragraph" draw:z-index="3" draw:name="Shape1" draw:style-name="gr4" draw:text-style-name="P6" svg:width="1.124in" svg:height="2.0394in" svg:x="1.5252in" svg:y="0.1173in"><text:p text:style-name="P3">query </text:p><text:p text:style-name="P3">expander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3" svg:width="1.124in" svg:height="0.365in" svg:x="3.0063in" svg:y="0.1173in"><text:p text:style-name="P3">q<text:span text:style-name="T1">1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4" draw:text-style-name="P6" svg:width="1.124in" svg:height="2.0394in" svg:x="4.5335in" svg:y="0.1256in"><text:p text:style-name="P3">if-idf-scoring</text:p><draw:enhanced-geometry svg:viewBox="0 0 21600 21600" draw:type="rectangle" draw:enhanced-path="M 0 0 L 21600 0 21600 21600 0 21600 0 0 Z N"/></draw:custom-shape><draw:custom-shape text:anchor-type="paragraph" draw:z-index="19" draw:name="Shape1" draw:style-name="gr8" draw:text-style-name="P10" svg:width="0.6748in" svg:height="2.076in" svg:x="7.1374in" svg:y="0.0661in"><text:p text:style-name="P3">fre-</text:p><text:p text:style-name="P3">quency</text:p><text:p text:style-name="P3"/><text:p text:style-name="P3">com-</text:p><text:p text:style-name="P3">Pen-</text:p><text:p text:style-name="P3">sation</text:p><draw:enhanced-geometry svg:viewBox="0 0 21600 21600" draw:type="rectangle" draw:enhanced-path="M 0 0 L 21600 0 21600 21600 0 21600 0 0 Z N"/></draw:custom-shape><draw:line text:anchor-type="paragraph" draw:z-index="22" draw:name="Shape2" draw:style-name="gr5" draw:text-style-name="P7" svg:x1="5.6571in" svg:y1="0.1646in" svg:x2="6.0146in" svg:y2="0.1646in"><text:p/></draw:line><draw:custom-shape text:anchor-type="paragraph" draw:z-index="25" draw:name="Shape1" draw:style-name="gr6" draw:text-style-name="P3" svg:width="1.124in" svg:height="0.365in" svg:x="6.0138in" svg:y="0.0874in"><text:p text:style-name="P3"><text:span text:style-name="T3">s</text:span><text:span text:style-name="T3">u</text:span><text:span text:style-name="T3">b</text:span><text:span text:style-name="T3">s</text:span><text:span text:style-name="T3">c</text:span><text:span text:style-name="T3">o</text:span><text:span text:style-name="T3">r</text:span><text:span text:style-name="T3">e</text:span><text:span text:style-name="T3">s</text:span><text:span text:style-name="T1">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1" draw:text-style-name="P6" svg:width="0.7453in" svg:height="2.0748in" svg:x="7.8118in" svg:y="0.0661in"><text:p text:style-name="P3">Term</text:p><text:p text:style-name="P3">weighting</text:p><draw:enhanced-geometry svg:viewBox="0 0 21600 21600" draw:type="rectangle" draw:enhanced-path="M 0 0 L 21600 0 21600 21600 0 21600 0 0 Z N"/></draw:custom-shape><draw:custom-shape text:anchor-type="paragraph" draw:z-index="46" draw:name="Shape1" draw:style-name="gr8" draw:text-style-name="P10" svg:width="0.6748in" svg:height="2.076in" svg:x="8.9047in" svg:y="0.0638in"><text:p text:style-name="P3">top k </text:p><draw:enhanced-geometry svg:viewBox="0 0 21600 21600" draw:type="rectangle" draw:enhanced-path="M 0 0 L 21600 0 21600 21600 0 21600 0 0 Z N"/></draw:custom-shape><draw:custom-shape text:anchor-type="paragraph" draw:z-index="50" draw:name="Shape1" draw:style-name="gr14" draw:text-style-name="P13" svg:width="0.6039in" svg:height="0.365in" svg:x="9.9465in" svg:y="0.1126in"><text:p text:style-name="P3">tag<text:span text:style-name="T7">1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0" draw:name="Shape1" draw:style-name="gr1" draw:text-style-name="P4" svg:width="0.6823in" svg:height="0.5894in" svg:x="0.4327in" svg:y="0.2134in"><text:p text:style-name="P3">query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5" svg:width="0.6823in" svg:height="0.2331in" svg:x="0.4327in" svg:y="0.9882in"><text:p text:style-name="P3">k</text:p><draw:enhanced-geometry svg:viewBox="0 0 21600 21600" draw:type="rectangle" draw:enhanced-path="M 0 0 L 21600 0 21600 21600 0 21600 0 0 Z N"/></draw:custom-shape><draw:line text:anchor-type="paragraph" draw:z-index="4" draw:name="Shape2" draw:style-name="gr5" draw:text-style-name="P7" svg:x1="1.1382in" svg:y1="0.4992in" svg:x2="1.5248in" svg:y2="0.4992in"><text:p/></draw:line><draw:custom-shape text:anchor-type="paragraph" draw:z-index="6" draw:name="Shape1" draw:style-name="gr6" draw:text-style-name="P3" svg:width="1.124in" svg:height="0.365in" svg:x="3.0063in" svg:y="0.3835in"><text:p text:style-name="P3">q<text:span text:style-name="T1">2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6" draw:text-style-name="P3" svg:width="1.124in" svg:height="0.365in" svg:x="3.0063in" svg:y="0.8098in"><text:p text:style-name="P3">q<text:span text:style-name="T1">3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6" draw:text-style-name="P3" svg:width="1.124in" svg:height="0.365in" svg:x="2.9984in" svg:y="1.6083in"><text:p text:style-name="P3">q<text:span text:style-name="T1">e</text:span></text:p><draw:enhanced-geometry svg:viewBox="0 0 21600 21600" draw:type="rectangle" draw:enhanced-path="M 0 0 L 21600 0 21600 21600 0 21600 0 0 Z N"/></draw:custom-shape><draw:line text:anchor-type="paragraph" draw:z-index="9" draw:name="Shape2" draw:style-name="gr5" draw:text-style-name="P7" svg:x1="2.6484in" svg:y1="0.1126in" svg:x2="3.0059in" svg:y2="0.1126in"><text:p/></draw:line><draw:line text:anchor-type="paragraph" draw:z-index="10" draw:name="Shape2" draw:style-name="gr5" draw:text-style-name="P7" svg:x1="2.6484in" svg:y1="0.5543in" svg:x2="3.0059in" svg:y2="0.5543in"><text:p/></draw:line><draw:line text:anchor-type="paragraph" draw:z-index="11" draw:name="Shape2" draw:style-name="gr5" draw:text-style-name="P7" svg:x1="2.6484in" svg:y1="1.0189in" svg:x2="3.0059in" svg:y2="1.0189in"><text:p/></draw:line><draw:line text:anchor-type="paragraph" draw:z-index="12" draw:name="Shape2" draw:style-name="gr5" draw:text-style-name="P7" svg:x1="2.6484in" svg:y1="1.7634in" svg:x2="3.0059in" svg:y2="1.7634in"><text:p/></draw:line><draw:frame text:anchor-type="paragraph" draw:z-index="13" draw:name="Shape3" draw:style-name="gr7" draw:text-style-name="P9" svg:width="0.2394in" svg:height="0.3953in" draw:transform="rotate (1.5707963267949) translate (3.43541666666667in 1.48958333333333in)"><draw:text-box draw:corner-radius="0.2555in"><text:p text:style-name="P8"><text:span text:style-name="T2">.</text:span><text:span text:style-name="T2">.</text:span><text:span text:style-name="T2">.</text:span></text:p></draw:text-box></draw:frame><draw:line text:anchor-type="paragraph" draw:z-index="16" draw:name="Shape2" draw:style-name="gr5" draw:text-style-name="P7" svg:x1="4.1299in" svg:y1="0.5618in" svg:x2="4.4874in" svg:y2="0.5618in"><text:p/></draw:line><draw:line text:anchor-type="paragraph" draw:z-index="17" draw:name="Shape2" draw:style-name="gr5" draw:text-style-name="P7" svg:x1="8.578in" svg:y1="0.8811in" svg:x2="8.9354in" svg:y2="0.8811in"><text:p/></draw:line><draw:line text:anchor-type="paragraph" draw:z-index="18" draw:name="Shape2" draw:style-name="gr5" draw:text-style-name="P7" svg:x1="4.1299in" svg:y1="1.7709in" svg:x2="4.4874in" svg:y2="1.7709in"><text:p/></draw:line><draw:custom-shape text:anchor-type="paragraph" draw:z-index="1" draw:name="Shape1" draw:style-name="gr2" draw:text-style-name="P5" svg:width="0.6823in" svg:height="0.2331in" svg:x="0.4327in" svg:y="0.7555in"><text:p text:style-name="P3">e</text:p><draw:enhanced-geometry svg:viewBox="0 0 21600 21600" draw:type="rectangle" draw:enhanced-path="M 0 0 L 21600 0 21600 21600 0 21600 0 0 Z N"/></draw:custom-shape><draw:line text:anchor-type="paragraph" draw:z-index="20" draw:name="Shape2" draw:style-name="gr5" draw:text-style-name="P7" svg:x1="8.1791in" svg:y1="3.376in" svg:x2="8.1791in" svg:y2="1.9543in"><text:p/></draw:line><draw:custom-shape text:anchor-type="paragraph" draw:z-index="21" draw:name="Shape1" draw:style-name="gr9" draw:text-style-name="P11" svg:width="1.1169in" svg:height="0.426in" svg:x="4.5484in" svg:y="2.7508in"><text:p text:style-name="P3">Wiki-</text:p><text:p text:style-name="P3">pages</text:p><draw:enhanced-geometry svg:viewBox="0 0 21600 21600" draw:type="rectangle" draw:enhanced-path="M 0 0 L 21600 0 21600 21600 0 21600 0 0 Z N"/></draw:custom-shape><draw:line text:anchor-type="paragraph" draw:z-index="15" draw:name="Shape2" draw:style-name="gr5" draw:text-style-name="P7" svg:x1="4.1299in" svg:y1="0.1201in" svg:x2="4.4874in" svg:y2="0.1201in"><text:p/></draw:line><draw:line text:anchor-type="paragraph" draw:z-index="23" draw:name="Shape2" draw:style-name="gr5" draw:text-style-name="P7" svg:x1="5.6571in" svg:y1="0.078in" svg:x2="6.0146in" svg:y2="0.078in"><text:p/></draw:line><draw:line text:anchor-type="paragraph" draw:z-index="24" draw:name="Shape2" draw:style-name="gr5" draw:text-style-name="P7" svg:x1="5.6571in" svg:y1="0.1902in" svg:x2="6.0146in" svg:y2="0.1902in"><text:p/></draw:line><draw:custom-shape text:anchor-type="paragraph" draw:z-index="26" draw:name="Shape1" draw:style-name="gr6" draw:text-style-name="P3" svg:width="1.124in" svg:height="0.365in" svg:x="6.0138in" svg:y="0.3437in"><text:p text:style-name="P3"><text:span text:style-name="T3">subscores</text:span><text:span text:style-name="T1">2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6" draw:text-style-name="P3" svg:width="1.124in" svg:height="0.365in" svg:x="6.0138in" svg:y="0.7701in"><text:p text:style-name="P3"><text:span text:style-name="T3">s</text:span><text:span text:style-name="T3">u</text:span><text:span text:style-name="T3">b</text:span><text:span text:style-name="T3">s</text:span><text:span text:style-name="T3">c</text:span><text:span text:style-name="T3">o</text:span><text:span text:style-name="T3">r</text:span><text:span text:style-name="T3">e</text:span><text:span text:style-name="T3">s</text:span><text:span text:style-name="T1">3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6" draw:text-style-name="P3" svg:width="1.124in" svg:height="0.365in" svg:x="6.0063in" svg:y="1.5689in"><text:p text:style-name="P3"><text:span text:style-name="T3">subscore</text:span><text:span text:style-name="T3">s</text:span><text:span text:style-name="T1">e</text:span></text:p><draw:enhanced-geometry svg:viewBox="0 0 21600 21600" draw:type="rectangle" draw:enhanced-path="M 0 0 L 21600 0 21600 21600 0 21600 0 0 Z N"/></draw:custom-shape><draw:frame text:anchor-type="paragraph" draw:z-index="29" draw:name="Shape3" draw:style-name="gr7" draw:text-style-name="P9" svg:width="0.2394in" svg:height="0.3953in" draw:transform="rotate (1.5707963267949) translate (6.44305555555556in 1.45in)"><draw:text-box draw:corner-radius="0.2555in"><text:p text:style-name="P8"><text:span text:style-name="T2">.</text:span><text:span text:style-name="T2">.</text:span><text:span text:style-name="T2">.</text:span></text:p></draw:text-box></draw:frame><draw:line text:anchor-type="paragraph" draw:z-index="30" draw:name="Shape2" draw:style-name="gr5" draw:text-style-name="P7" svg:x1="5.6571in" svg:y1="0.5244in" svg:x2="6.0146in" svg:y2="0.5244in"><text:p/></draw:line><draw:line text:anchor-type="paragraph" draw:z-index="31" draw:name="Shape2" draw:style-name="gr5" draw:text-style-name="P7" svg:x1="5.6575in" svg:y1="0.4319in" svg:x2="6.015in" svg:y2="0.4319in"><text:p/></draw:line><draw:line text:anchor-type="paragraph" draw:z-index="32" draw:name="Shape2" draw:style-name="gr5" draw:text-style-name="P7" svg:x1="5.6571in" svg:y1="0.6362in" svg:x2="6.0146in" svg:y2="0.6362in"><text:p/></draw:line><draw:line text:anchor-type="paragraph" draw:z-index="33" draw:name="Shape2" draw:style-name="gr5" draw:text-style-name="P7" svg:x1="5.6571in" svg:y1="0.9634in" svg:x2="6.0146in" svg:y2="0.9634in"><text:p/></draw:line><draw:line text:anchor-type="paragraph" draw:z-index="34" draw:name="Shape2" draw:style-name="gr5" draw:text-style-name="P7" svg:x1="5.6571in" svg:y1="0.8764in" svg:x2="6.0146in" svg:y2="0.8764in"><text:p/></draw:line><draw:line text:anchor-type="paragraph" draw:z-index="35" draw:name="Shape2" draw:style-name="gr5" draw:text-style-name="P7" svg:x1="5.6571in" svg:y1="1.0417in" svg:x2="6.0146in" svg:y2="1.0417in"><text:p/></draw:line><draw:line text:anchor-type="paragraph" draw:z-index="36" draw:name="Shape2" draw:style-name="gr5" draw:text-style-name="P7" svg:x1="5.6571in" svg:y1="1.7374in" svg:x2="6.0146in" svg:y2="1.7374in"><text:p/></draw:line><draw:line text:anchor-type="paragraph" draw:z-index="37" draw:name="Shape2" draw:style-name="gr5" draw:text-style-name="P7" svg:x1="5.6571in" svg:y1="1.6291in" svg:x2="6.0146in" svg:y2="1.6291in"><text:p/></draw:line><draw:line text:anchor-type="paragraph" draw:z-index="38" draw:name="Shape2" draw:style-name="gr5" draw:text-style-name="P7" svg:x1="5.6571in" svg:y1="1.8339in" svg:x2="6.0146in" svg:y2="1.8339in"><text:p/></draw:line><draw:custom-shape text:anchor-type="paragraph" draw:z-index="39" draw:name="Shape1" draw:style-name="gr10" draw:text-style-name="P12" svg:width="1.128in" svg:height="0.1571in" svg:x="4.5189in" svg:y="2.2811in"><text:p text:style-name="P3"><text:span text:style-name="T4">filters</text:span></text:p><draw:enhanced-geometry svg:viewBox="0 0 21600 21600" draw:type="rectangle" draw:enhanced-path="M 0 0 L 21600 0 21600 21600 0 21600 0 0 Z N"/></draw:custom-shape><draw:line text:anchor-type="paragraph" draw:z-index="40" draw:name="Shape2" draw:style-name="gr5" draw:text-style-name="P7" svg:x1="5.0992in" svg:y1="2.7484in" svg:x2="5.0992in" svg:y2="2.4382in"><text:p/></draw:line><draw:line text:anchor-type="paragraph" draw:z-index="41" draw:name="Shape2" draw:style-name="gr5" draw:text-style-name="P7" svg:x1="5.1063in" svg:y1="2.2831in" svg:x2="5.1063in" svg:y2="1.9728in"><text:p/></draw:line><draw:line text:anchor-type="paragraph" draw:z-index="43" draw:name="Shape4" draw:style-name="gr12" draw:text-style-name="P3" svg:x1="8.1791in" svg:y1="3.3756in" svg:x2="2.0937in" svg:y2="3.3756in"><text:p/></draw:line><draw:line text:anchor-type="paragraph" draw:z-index="44" draw:name="Shape5" draw:style-name="gr12" draw:text-style-name="P3" svg:x1="2.0839in" svg:y1="1.9646in" svg:x2="2.0839in" svg:y2="3.3756in"><text:p/></draw:line><draw:frame text:anchor-type="paragraph" draw:z-index="45" draw:name="Shape3" draw:style-name="gr13" draw:text-style-name="P9" svg:width="1.3906in" svg:height="0.3323in" svg:x="2.1909in" svg:y="3.0925in"><draw:text-box draw:corner-radius="0.2555in"><text:p text:style-name="P8"><text:span text:style-name="T5">s</text:span><text:span text:style-name="T6">1</text:span><text:span text:style-name="T2">, s</text:span><text:span text:style-name="T6">2</text:span><text:span text:style-name="T2">, … , s</text:span><text:span text:style-name="T6">e</text:span></text:p></draw:text-box></draw:frame><draw:line text:anchor-type="paragraph" draw:z-index="47" draw:name="Shape5" draw:style-name="gr12" draw:text-style-name="P3" svg:x1="0.7465in" svg:y1="1.2209in" svg:x2="0.7465in" svg:y2="3.6126in"><text:p/></draw:line><draw:line text:anchor-type="paragraph" draw:z-index="48" draw:name="Shape4" draw:style-name="gr12" draw:text-style-name="P3" svg:x1="9.2165in" svg:y1="3.6126in" svg:x2="0.7465in" svg:y2="3.6126in"><text:p/></draw:line><draw:line text:anchor-type="paragraph" draw:z-index="49" draw:name="Shape2" draw:style-name="gr5" draw:text-style-name="P7" svg:x1="9.2272in" svg:y1="3.6126in" svg:x2="9.2272in" svg:y2="1.948in"><text:p/></draw:line><draw:custom-shape text:anchor-type="paragraph" draw:z-index="51" draw:name="Shape1" draw:style-name="gr14" draw:text-style-name="P13" svg:width="0.6039in" svg:height="0.365in" svg:x="9.9528in" svg:y="0.3862in"><text:p text:style-name="P3">tag<text:span text:style-name="T7">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4" draw:text-style-name="P13" svg:width="0.6039in" svg:height="0.365in" svg:x="9.9673in" svg:y="1.5945in"><text:p text:style-name="P3">tag<text:span text:style-name="T7">k</text:span></text:p><draw:enhanced-geometry svg:viewBox="0 0 21600 21600" draw:type="rectangle" draw:enhanced-path="M 0 0 L 21600 0 21600 21600 0 21600 0 0 Z N"/></draw:custom-shape><draw:frame text:anchor-type="paragraph" draw:z-index="53" draw:name="Shape3" draw:style-name="gr7" draw:text-style-name="P9" svg:width="0.2394in" svg:height="0.3953in" draw:transform="rotate (1.5707963267949) translate (10.1111111111111in 1.48958333333333in)"><draw:text-box draw:corner-radius="0.2555in"><text:p text:style-name="P8"><text:span text:style-name="T2">.</text:span><text:span text:style-name="T2">.</text:span><text:span text:style-name="T2">.</text:span></text:p></draw:text-box></draw:frame><draw:custom-shape text:anchor-type="paragraph" draw:z-index="54" draw:name="Shape1" draw:style-name="gr14" draw:text-style-name="P13" svg:width="0.6039in" svg:height="0.365in" svg:x="9.9457in" svg:y="0.8673in"><text:p text:style-name="P3">tag<text:span text:style-name="T7">3</text:span></text:p><draw:enhanced-geometry svg:viewBox="0 0 21600 21600" draw:type="rectangle" draw:enhanced-path="M 0 0 L 21600 0 21600 21600 0 21600 0 0 Z N"/></draw:custom-shape><draw:line text:anchor-type="paragraph" draw:z-index="55" draw:name="Shape2" draw:style-name="gr5" draw:text-style-name="P7" svg:x1="9.5791in" svg:y1="0.1075in" svg:x2="9.9366in" svg:y2="0.1075in"><text:p/></draw:line><draw:line text:anchor-type="paragraph" draw:z-index="56" draw:name="Shape2" draw:style-name="gr5" draw:text-style-name="P7" svg:x1="9.5791in" svg:y1="0.5772in" svg:x2="9.9366in" svg:y2="0.5772in"><text:p/></draw:line><draw:line text:anchor-type="paragraph" draw:z-index="57" draw:name="Shape2" draw:style-name="gr5" draw:text-style-name="P7" svg:x1="9.5791in" svg:y1="1.0453in" svg:x2="9.9366in" svg:y2="1.0453in"><text:p/></draw:line><draw:line text:anchor-type="paragraph" draw:z-index="58" draw:name="Shape2" draw:style-name="gr5" draw:text-style-name="P7" svg:x1="9.5791in" svg:y1="1.7756in" svg:x2="9.9366in" svg:y2="1.7756in"><text:p/></draw:line><draw:line text:anchor-type="paragraph" draw:z-index="59" draw:name="Shape2" draw:style-name="gr5" draw:text-style-name="P7" svg:x1="7.4744in" svg:y1="2.9508in" svg:x2="7.4744in" svg:y2="1.95in"><text:p/></draw:line><draw:line text:anchor-type="paragraph" draw:z-index="60" draw:name="Shape4" draw:style-name="gr12" draw:text-style-name="P3" svg:x1="7.4744in" svg:y1="2.9508in" svg:x2="5.6654in" svg:y2="2.950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58:53.758801044</meta:creation-date>
    <dc:date>2018-10-18T17:58:15.101698974</dc:date>
    <meta:editing-duration>PT17M5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